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363cm"/>
    </style:style>
    <style:style style:name="Table1.B" style:family="table-column">
      <style:table-column-properties style:column-width="10.94cm"/>
    </style:style>
    <style:style style:name="Table1.C" style:family="table-column">
      <style:table-column-properties style:column-width="4.022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transparent" fo:padding="0.191cm" fo:border="0.0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="0.191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transparent" fo:padding="0.19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16.325cm" fo:margin-left="0.635cm" table:align="left" style:writing-mode="lr-tb"/>
    </style:style>
    <style:style style:name="Table2.A" style:family="table-column">
      <style:table-column-properties style:column-width="14.63cm"/>
    </style:style>
    <style:style style:name="Table2.B" style:family="table-column">
      <style:table-column-properties style:column-width="1.69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191cm" fo:border="none" style:writing-mode="lr-tb"/>
    </style:style>
    <style:style style:name="Table2.B1" style:family="table-cell">
      <style:table-cell-properties style:vertical-align="top" fo:padding="0.191cm" fo:border="0.05pt solid #000000" style:writing-mode="lr-tb"/>
    </style:style>
    <style:style style:name="Table2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363cm"/>
    </style:style>
    <style:style style:name="Table3.B" style:family="table-column">
      <style:table-column-properties style:column-width="10.94cm"/>
    </style:style>
    <style:style style:name="Table3.C" style:family="table-column">
      <style:table-column-properties style:column-width="4.022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middle" fo:background-color="transparent" fo:padding="0.191cm" fo:border="0.0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transparent" fo:padding="0.191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C2" style:family="table-cell">
      <style:table-cell-properties style:vertical-align="middle" fo:background-color="transparent" fo:padding="0.19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4" style:family="table">
      <style:table-properties style:width="16.325cm" fo:margin-left="0.635cm" table:align="left" style:writing-mode="lr-tb"/>
    </style:style>
    <style:style style:name="Table4.A" style:family="table-column">
      <style:table-column-properties style:column-width="14.63cm"/>
    </style:style>
    <style:style style:name="Table4.B" style:family="table-column">
      <style:table-column-properties style:column-width="1.6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191cm" fo:border="none" style:writing-mode="lr-tb"/>
    </style:style>
    <style:style style:name="Table4.B1" style:family="table-cell">
      <style:table-cell-properties style:vertical-align="top" fo:padding="0.191cm" fo:border="0.05pt solid #000000" style:writing-mode="lr-tb"/>
    </style:style>
    <style:style style:name="Table4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Arial" officeooo:paragraph-rsid="002b522a"/>
    </style:style>
    <style:style style:name="P2" style:family="paragraph" style:parent-style-name="Standard">
      <style:text-properties style:font-name="Arial" officeooo:rsid="002f07f7" officeooo:paragraph-rsid="002f8721"/>
    </style:style>
    <style:style style:name="P3" style:family="paragraph" style:parent-style-name="Standard">
      <style:text-properties style:font-name="Arial" fo:font-style="italic" officeooo:rsid="002fae57" officeooo:paragraph-rsid="002fae57" style:font-style-asian="italic" style:font-style-complex="italic"/>
    </style:style>
    <style:style style:name="P4" style:family="paragraph" style:parent-style-name="Standard">
      <style:text-properties style:use-window-font-color="true" style:font-name="Arial" fo:font-size="12pt" officeooo:paragraph-rsid="003dab22" style:font-size-asian="12pt" style:font-name-complex="Arial" style:font-size-complex="12pt"/>
    </style:style>
    <style:style style:name="P5" style:family="paragraph" style:parent-style-name="Standard">
      <style:text-properties style:use-window-font-color="true" style:font-name="Arial" fo:font-size="12pt" officeooo:rsid="0042ed53" officeooo:paragraph-rsid="0042ed53" style:font-size-asian="12pt" style:font-name-complex="Arial" style:font-size-complex="12pt"/>
    </style:style>
    <style:style style:name="P6" style:family="paragraph" style:parent-style-name="Standard">
      <style:text-properties style:use-window-font-color="true" style:font-name="Arial" fo:font-size="12pt" officeooo:rsid="00444a9b" officeooo:paragraph-rsid="00444a9b" style:font-size-asian="12pt" style:font-name-complex="Arial" style:font-size-complex="12pt"/>
    </style:style>
    <style:style style:name="P7" style:family="paragraph" style:parent-style-name="Standard">
      <style:text-properties style:use-window-font-color="true" style:font-name="Arial" fo:font-size="12pt" officeooo:rsid="0048ae77" officeooo:paragraph-rsid="0048ae77" style:font-size-asian="12pt" style:font-name-complex="Arial" style:font-size-complex="12pt"/>
    </style:style>
    <style:style style:name="P8" style:family="paragraph" style:parent-style-name="Standard">
      <style:text-properties style:use-window-font-color="true" style:font-name="Arial" fo:font-size="12pt" officeooo:rsid="003a4de9" officeooo:paragraph-rsid="003dab22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paragraph-rsid="005d8f5c" style:font-size-asian="12pt" style:font-name-complex="Arial2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rsid="002fae57" officeooo:paragraph-rsid="00345385" style:font-size-asian="12pt" style:font-name-complex="Arial2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rsid="003dab22" officeooo:paragraph-rsid="003dab22" style:font-size-asian="12pt" style:font-name-complex="Arial2" style:font-size-complex="12pt" style:font-weight-complex="bold"/>
    </style:style>
    <style:style style:name="P13" style:family="paragraph" style:parent-style-name="Table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rsid="00218e53" officeooo:paragraph-rsid="00218e53" style:font-size-asian="12pt" style:font-name-complex="Arial2" style:font-size-complex="12pt" style:font-weight-complex="bold"/>
    </style:style>
    <style:style style:name="P14" style:family="paragraph" style:parent-style-name="Table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15" style:family="paragraph" style:parent-style-name="Table">
      <style:text-properties style:use-window-font-color="true" style:font-name="Arial" fo:font-size="12pt" style:font-size-asian="12pt" style:font-size-complex="12pt"/>
    </style:style>
    <style:style style:name="P16" style:family="paragraph" style:parent-style-name="Table">
      <style:text-properties style:use-window-font-color="true" style:font-name="Arial" fo:font-size="12pt" officeooo:paragraph-rsid="003dab22" style:font-size-asian="12pt" style:font-size-complex="12pt"/>
    </style:style>
    <style:style style:name="P17" style:family="paragraph" style:parent-style-name="Table">
      <style:text-properties style:use-window-font-color="true" style:font-name="Arial" fo:font-size="12pt" officeooo:rsid="0038c02b" officeooo:paragraph-rsid="003dab22" style:font-size-asian="12pt" style:font-size-complex="12pt"/>
    </style:style>
    <style:style style:name="P18" style:family="paragraph" style:parent-style-name="Standard">
      <style:paragraph-properties fo:margin-left="0cm" fo:margin-right="0.127cm" fo:text-indent="0cm" style:auto-text-indent="false" text:number-lines="false" text:line-number="0"/>
      <style:text-properties style:use-window-font-color="true" style:font-name="Arial" fo:font-size="12pt" officeooo:rsid="001d061d" officeooo:paragraph-rsid="001d061d" style:font-size-asian="12pt" style:font-name-complex="Arial" style:font-size-complex="12pt"/>
    </style:style>
    <style:style style:name="P19" style:family="paragraph" style:parent-style-name="Standard">
      <style:paragraph-properties text:number-lines="false" text:line-number="0"/>
      <style:text-properties style:use-window-font-color="true" style:font-name="Arial" fo:font-size="12pt" officeooo:rsid="003a4de9" officeooo:paragraph-rsid="003dab22" style:font-size-asian="12pt" style:font-name-complex="Arial" style:font-size-complex="12pt"/>
    </style:style>
    <style:style style:name="P20" style:family="paragraph" style:parent-style-name="Standard" style:list-style-name="L1">
      <style:text-properties officeooo:paragraph-rsid="005c42bb"/>
    </style:style>
    <style:style style:name="P21" style:family="paragraph" style:parent-style-name="Standard" style:list-style-name="L1">
      <style:text-properties style:use-window-font-color="true" style:font-name="Arial" fo:font-size="12pt" officeooo:rsid="0022b9e8" officeooo:paragraph-rsid="0022b9e8" style:font-size-asian="12pt" style:font-name-complex="Arial2" style:font-size-complex="12pt"/>
    </style:style>
    <style:style style:name="P22" style:family="paragraph" style:parent-style-name="Standard" style:list-style-name="L1">
      <style:text-properties style:use-window-font-color="true" style:font-name="Arial" fo:font-size="12pt" officeooo:rsid="002592cd" officeooo:paragraph-rsid="002592cd" style:font-size-asian="12pt" style:font-name-complex="Arial2" style:font-size-complex="12pt"/>
    </style:style>
    <style:style style:name="P23" style:family="paragraph" style:parent-style-name="Standard" style:list-style-name="L1">
      <style:text-properties style:use-window-font-color="true" style:font-name="Arial" fo:font-size="12pt" officeooo:rsid="001e418b" officeooo:paragraph-rsid="005d8f5c" style:font-size-asian="12pt" style:font-name-complex="Arial2" style:font-size-complex="12pt"/>
    </style:style>
    <style:style style:name="P24" style:family="paragraph" style:parent-style-name="Standard" style:list-style-name="L1">
      <style:text-properties style:use-window-font-color="true" style:font-name="Arial" fo:font-size="12pt" officeooo:rsid="003ec4b9" officeooo:paragraph-rsid="003ec4b9" style:font-size-asian="12pt" style:font-name-complex="Arial2" style:font-size-complex="12pt"/>
    </style:style>
    <style:style style:name="P25" style:family="paragraph" style:parent-style-name="Standard" style:list-style-name="L1">
      <style:text-properties style:use-window-font-color="true" style:font-name="Arial" fo:font-size="12pt" officeooo:rsid="003f2bde" officeooo:paragraph-rsid="003f2bde" style:font-size-asian="12pt" style:font-name-complex="Arial2" style:font-size-complex="12pt"/>
    </style:style>
    <style:style style:name="P26" style:family="paragraph" style:parent-style-name="Standard" style:list-style-name="L1">
      <style:text-properties style:use-window-font-color="true" style:font-name="Arial" fo:font-size="12pt" officeooo:rsid="00416236" officeooo:paragraph-rsid="00416236" style:font-size-asian="12pt" style:font-name-complex="Arial" style:font-size-complex="12pt"/>
    </style:style>
    <style:style style:name="P27" style:family="paragraph" style:parent-style-name="Standard" style:list-style-name="L1">
      <style:text-properties style:use-window-font-color="true" style:font-name="Arial" fo:font-size="12pt" officeooo:rsid="0042ed53" officeooo:paragraph-rsid="0042ed53" style:font-size-asian="12pt" style:font-name-complex="Arial" style:font-size-complex="12pt"/>
    </style:style>
    <style:style style:name="P28" style:family="paragraph" style:parent-style-name="Standard" style:list-style-name="L1">
      <style:text-properties style:use-window-font-color="true" style:font-name="Arial" fo:font-size="12pt" officeooo:rsid="00444a9b" officeooo:paragraph-rsid="00444a9b" style:font-size-asian="12pt" style:font-name-complex="Arial" style:font-size-complex="12pt"/>
    </style:style>
    <style:style style:name="P29" style:family="paragraph" style:parent-style-name="Standard" style:list-style-name="L1">
      <style:text-properties style:use-window-font-color="true" style:font-name="Arial" fo:font-size="12pt" officeooo:rsid="0047f7a2" officeooo:paragraph-rsid="0047f7a2" style:font-size-asian="12pt" style:font-name-complex="Arial" style:font-size-complex="12pt"/>
    </style:style>
    <style:style style:name="P30" style:family="paragraph" style:parent-style-name="Standard" style:list-style-name="L1">
      <style:text-properties style:use-window-font-color="true" style:font-name="Arial" fo:font-size="12pt" officeooo:rsid="0048ae77" officeooo:paragraph-rsid="0048ae77" style:font-size-asian="12pt" style:font-name-complex="Arial" style:font-size-complex="12pt"/>
    </style:style>
    <style:style style:name="P31" style:family="paragraph" style:parent-style-name="Standard" style:list-style-name="L1">
      <style:text-properties style:use-window-font-color="true" style:font-name="Arial" fo:font-size="12pt" officeooo:rsid="004eff09" officeooo:paragraph-rsid="004eff09" style:font-size-asian="12pt" style:font-name-complex="Arial" style:font-size-complex="12pt"/>
    </style:style>
    <style:style style:name="P32" style:family="paragraph" style:parent-style-name="Standard" style:list-style-name="L1">
      <style:text-properties style:use-window-font-color="true" style:font-name="Arial" fo:font-size="12pt" officeooo:rsid="004f221c" officeooo:paragraph-rsid="004f221c" style:font-size-asian="12pt" style:font-name-complex="Arial" style:font-size-complex="12pt"/>
    </style:style>
    <style:style style:name="P33" style:family="paragraph" style:parent-style-name="Standard" style:list-style-name="L1">
      <style:text-properties style:use-window-font-color="true" style:font-name="Arial" fo:font-size="12pt" officeooo:rsid="0056856e" officeooo:paragraph-rsid="004f221c" style:font-size-asian="12pt" style:font-name-complex="Arial" style:font-size-complex="12pt"/>
    </style:style>
    <style:style style:name="P34" style:family="paragraph" style:parent-style-name="Standard" style:list-style-name="L1">
      <style:text-properties style:use-window-font-color="true" style:font-name="Arial" fo:font-size="12pt" officeooo:rsid="0056856e" officeooo:paragraph-rsid="0056856e" style:font-size-asian="12pt" style:font-name-complex="Arial" style:font-size-complex="12pt"/>
    </style:style>
    <style:style style:name="P35" style:family="paragraph" style:parent-style-name="Standard" style:list-style-name="L1">
      <style:text-properties style:font-name="Arial"/>
    </style:style>
    <style:style style:name="P36" style:family="paragraph" style:parent-style-name="Standard" style:list-style-name="L1">
      <style:text-properties style:font-name="Arial" officeooo:paragraph-rsid="002a7d5e"/>
    </style:style>
    <style:style style:name="P37" style:family="paragraph" style:parent-style-name="Standard" style:list-style-name="L1">
      <style:text-properties style:font-name="Arial" officeooo:paragraph-rsid="002b522a"/>
    </style:style>
    <style:style style:name="P38" style:family="paragraph" style:parent-style-name="Standard" style:list-style-name="L1">
      <style:text-properties style:font-name="Arial" officeooo:rsid="002d4ae2" officeooo:paragraph-rsid="002d4ae2"/>
    </style:style>
    <style:style style:name="P39" style:family="paragraph" style:parent-style-name="Standard" style:list-style-name="L1">
      <style:text-properties style:font-name="Arial" fo:language="lv" fo:country="LV" officeooo:rsid="002f07f7" officeooo:paragraph-rsid="002f07f7"/>
    </style:style>
    <style:style style:name="P40" style:family="paragraph" style:parent-style-name="Standard" style:list-style-name="L1">
      <style:text-properties style:font-name="Arial" officeooo:rsid="002f07f7" officeooo:paragraph-rsid="002f8721"/>
    </style:style>
    <style:style style:name="P41" style:family="paragraph" style:parent-style-name="Standard" style:list-style-name="L1">
      <style:text-properties style:font-name="Arial" fo:font-style="italic" officeooo:rsid="002fae57" officeooo:paragraph-rsid="002fae57" style:font-style-asian="italic" style:font-style-complex="italic"/>
    </style:style>
    <style:style style:name="P42" style:family="paragraph" style:parent-style-name="Standard" style:list-style-name="L1">
      <style:text-properties style:font-name="Arial" officeooo:rsid="002fae57" officeooo:paragraph-rsid="002fae57"/>
    </style:style>
    <style:style style:name="P43" style:family="paragraph" style:parent-style-name="Standard" style:list-style-name="L1">
      <style:text-properties officeooo:rsid="004044ef" officeooo:paragraph-rsid="004044ef"/>
    </style:style>
    <style:style style:name="P44" style:family="paragraph" style:parent-style-name="Standard" style:list-style-name="L1">
      <style:text-properties officeooo:rsid="0042efe0" officeooo:paragraph-rsid="0042efe0"/>
    </style:style>
    <style:style style:name="P45" style:family="paragraph" style:parent-style-name="Standard">
      <style:text-properties officeooo:rsid="0042efe0" officeooo:paragraph-rsid="0042efe0"/>
    </style:style>
    <style:style style:name="P46" style:family="paragraph" style:parent-style-name="Standard" style:list-style-name="L1">
      <style:text-properties officeooo:rsid="00444a9b" officeooo:paragraph-rsid="00444a9b"/>
    </style:style>
    <style:style style:name="P47" style:family="paragraph" style:parent-style-name="Standard" style:list-style-name="L1">
      <style:text-properties officeooo:rsid="004643c2" officeooo:paragraph-rsid="004643c2"/>
    </style:style>
    <style:style style:name="P48" style:family="paragraph" style:parent-style-name="Standard" style:list-style-name="L1">
      <style:text-properties officeooo:rsid="00489977" officeooo:paragraph-rsid="00489977"/>
    </style:style>
    <style:style style:name="P49" style:family="paragraph" style:parent-style-name="Standard" style:list-style-name="L1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rsid="00203fc4" officeooo:paragraph-rsid="00203fc4" style:font-size-asian="12pt" style:font-name-complex="Arial2" style:font-size-complex="12pt" style:font-weight-complex="bold"/>
    </style:style>
    <style:style style:name="P50" style:family="paragraph" style:parent-style-name="Standard" style:list-style-name="L1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rsid="0022b9e8" officeooo:paragraph-rsid="0022b9e8" style:font-size-asian="12pt" style:font-name-complex="Arial2" style:font-size-complex="12pt" style:font-weight-complex="bold"/>
    </style:style>
    <style:style style:name="P51" style:family="paragraph" style:parent-style-name="Standard" style:list-style-name="L1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paragraph-rsid="0057b679" style:font-size-asian="12pt" style:font-name-complex="Arial2" style:font-size-complex="12pt" style:font-weight-complex="bold"/>
    </style:style>
    <style:style style:name="P52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use-window-font-color="true" style:font-name="Arial" fo:font-size="12pt" fo:language="lv" fo:country="LV" fo:font-style="normal" fo:font-weight="normal" officeooo:rsid="0048ae77" officeooo:paragraph-rsid="00579cc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.127cm" fo:text-indent="0cm" style:auto-text-indent="false"/>
      <style:text-properties style:use-window-font-color="true" style:font-name="Arial" fo:font-size="12pt" officeooo:rsid="001d061d" officeooo:paragraph-rsid="001d061d" style:font-size-asian="12pt" style:font-size-complex="12pt"/>
    </style:style>
    <style:style style:name="P54" style:family="paragraph" style:parent-style-name="Normal_20__28_Web_29_" style:master-page-name="Standard">
      <style:paragraph-properties fo:margin-top="0cm" fo:margin-bottom="0cm" style:contextual-spacing="false" style:page-number="auto"/>
      <style:text-properties style:use-window-font-color="true" style:font-name="Arial" fo:font-size="12pt" style:font-size-asian="12pt" style:font-name-complex="Arial2" style:font-size-complex="12pt"/>
    </style:style>
    <style:style style:name="P55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use-window-font-color="true" style:font-name="Arial" fo:font-size="12pt" fo:font-weight="bold" officeooo:rsid="0023cc48" style:font-size-asian="12pt" style:font-weight-asian="bold" style:font-name-complex="Arial2" style:font-size-complex="12pt" style:font-weight-complex="bold"/>
    </style:style>
    <style:style style:name="P56" style:family="paragraph" style:parent-style-name="Normal_20__28_Web_29_" style:list-style-name="L1">
      <style:text-properties style:use-window-font-color="true" style:font-name="Arial" fo:font-size="12pt" officeooo:paragraph-rsid="005e93bf" style:font-size-asian="12pt" style:font-name-complex="Arial" style:font-size-complex="12pt"/>
    </style:style>
    <style:style style:name="P57" style:family="paragraph" style:parent-style-name="Normal_20__28_Web_29_" style:list-style-name="L1">
      <style:paragraph-properties fo:line-height="150%"/>
      <style:text-properties style:use-window-font-color="true" style:font-name="Arial" fo:font-size="12pt" officeooo:paragraph-rsid="0058e3e0" style:font-size-asian="12pt" style:font-name-complex="Arial" style:font-size-complex="12pt"/>
    </style:style>
    <style:style style:name="P58" style:family="paragraph" style:parent-style-name="Table" style:list-style-name="L1">
      <style:text-properties officeooo:paragraph-rsid="0058e3e0"/>
    </style:style>
    <style:style style:name="P59" style:family="paragraph" style:parent-style-name="Table" style:list-style-name="L1">
      <style:text-properties style:use-window-font-color="true" style:font-name="Arial" fo:font-size="12pt" style:font-size-asian="12pt" style:font-size-complex="12pt"/>
    </style:style>
    <style:style style:name="P60" style:family="paragraph" style:parent-style-name="Table" style:list-style-name="L1">
      <style:text-properties style:use-window-font-color="true" style:font-name="Arial" fo:font-size="12pt" officeooo:paragraph-rsid="003dab22" style:font-size-asian="12pt" style:font-size-complex="12pt"/>
    </style:style>
    <style:style style:name="P61" style:family="paragraph" style:parent-style-name="Table" style:list-style-name="L1">
      <style:text-properties style:use-window-font-color="true" style:font-name="Arial" fo:font-size="12pt" style:font-size-asian="12pt" style:font-name-complex="Arial2" style:font-size-complex="12pt"/>
    </style:style>
    <style:style style:name="P62" style:family="paragraph" style:parent-style-name="Table" style:list-style-name="L1">
      <style:text-properties style:use-window-font-color="true" style:font-name="Arial" fo:font-size="12pt" officeooo:paragraph-rsid="003dab22" style:font-size-asian="12pt" style:font-name-complex="Arial2" style:font-size-complex="12pt"/>
    </style:style>
    <style:style style:name="P63" style:family="paragraph" style:parent-style-name="Table" style:list-style-name="L1">
      <style:text-properties style:use-window-font-color="true" style:font-name="Arial" fo:font-size="12pt" officeooo:rsid="004044ef" officeooo:paragraph-rsid="004044ef" style:font-size-asian="12pt" style:font-name-complex="Arial2" style:font-size-complex="12pt"/>
    </style:style>
    <style:style style:name="P64" style:family="paragraph" style:parent-style-name="Table" style:list-style-name="L1">
      <style:text-properties style:font-name="Arial" officeooo:paragraph-rsid="005e93bf"/>
    </style:style>
    <style:style style:name="P65" style:family="paragraph" style:parent-style-name="Table" style:list-style-name="L1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rsid="00203fc4" officeooo:paragraph-rsid="00203fc4" style:font-size-asian="12pt" style:font-name-complex="Arial2" style:font-size-complex="12pt" style:font-weight-complex="bold"/>
    </style:style>
    <style:style style:name="P66" style:family="paragraph" style:parent-style-name="Table" style:list-style-name="L1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rsid="00218e53" officeooo:paragraph-rsid="00218e53" style:font-size-asian="12pt" style:font-name-complex="Arial2" style:font-size-complex="12pt" style:font-weight-complex="bold"/>
    </style:style>
    <style:style style:name="P67" style:family="paragraph" style:parent-style-name="Table" style:list-style-name="L1">
      <style:paragraph-properties fo:margin-top="0cm" fo:margin-bottom="0cm" style:contextual-spacing="false">
        <style:tab-stops/>
      </style:paragraph-properties>
      <style:text-properties style:use-window-font-color="true" style:font-name="Arial" fo:font-size="12pt" officeooo:rsid="002a7d5e" officeooo:paragraph-rsid="002a7d5e" style:font-size-asian="12pt" style:font-name-complex="Arial2" style:font-size-complex="12pt" style:font-weight-complex="bold"/>
    </style:style>
    <style:style style:name="T1" style:family="text">
      <style:text-properties style:use-window-font-color="true" style:font-name="Arial" fo:font-size="12pt" style:font-size-asian="12pt" style:font-name-complex="Arial" style:font-size-complex="12pt"/>
    </style:style>
    <style:style style:name="T2" style:family="text">
      <style:text-properties style:use-window-font-color="true" style:font-name="Arial" fo:font-size="12pt" officeooo:rsid="003dab22" style:font-size-asian="12pt" style:font-name-complex="Arial" style:font-size-complex="12pt"/>
    </style:style>
    <style:style style:name="T3" style:family="text">
      <style:text-properties style:use-window-font-color="true" style:font-name="Arial" fo:font-size="12pt" officeooo:rsid="00442733" style:font-size-asian="12pt" style:font-name-complex="Arial" style:font-size-complex="12pt"/>
    </style:style>
    <style:style style:name="T4" style:family="text">
      <style:text-properties style:use-window-font-color="true" style:font-name="Arial" fo:font-size="12pt" officeooo:rsid="001e418b" style:font-size-asian="12pt" style:font-name-complex="Arial2" style:font-size-complex="12pt"/>
    </style:style>
    <style:style style:name="T5" style:family="text">
      <style:text-properties style:use-window-font-color="true" style:font-name="Arial" fo:font-size="12pt" officeooo:rsid="003dab22" style:font-size-asian="12pt" style:font-name-complex="Arial2" style:font-size-complex="12pt"/>
    </style:style>
    <style:style style:name="T6" style:family="text">
      <style:text-properties style:use-window-font-color="true" style:font-name="Arial" fo:font-size="12pt" fo:language="lv" fo:country="LV" style:font-size-asian="12pt" style:font-name-complex="Arial" style:font-size-complex="12pt"/>
    </style:style>
    <style:style style:name="T7" style:family="text">
      <style:text-properties style:use-window-font-color="true" style:font-name="Arial" fo:font-size="12pt" fo:language="lv" fo:country="LV" officeooo:rsid="0056856e" style:font-size-asian="12pt" style:font-name-complex="Arial" style:font-size-complex="12pt"/>
    </style:style>
    <style:style style:name="T8" style:family="text">
      <style:text-properties style:use-window-font-color="true" style:font-name="Arial" fo:font-size="12pt" fo:language="lv" fo:country="LV" officeooo:rsid="00579cc8" style:font-size-asian="12pt" style:font-name-complex="Arial" style:font-size-complex="12pt"/>
    </style:style>
    <style:style style:name="T9" style:family="text">
      <style:text-properties style:use-window-font-color="true" style:font-name="Arial" fo:font-size="12pt" fo:language="lv" fo:country="LV" officeooo:rsid="003dab22" style:font-size-asian="12pt" style:font-name-complex="Arial" style:font-size-complex="12pt"/>
    </style:style>
    <style:style style:name="T10" style:family="text">
      <style:text-properties style:use-window-font-color="true" style:font-name="Arial" fo:font-size="12pt" fo:language="lv" fo:country="LV" officeooo:rsid="0057b679" style:font-size-asian="12pt" style:font-name-complex="Arial" style:font-size-complex="12pt"/>
    </style:style>
    <style:style style:name="T11" style:family="text">
      <style:text-properties style:use-window-font-color="true" style:font-name="Arial" fo:font-size="12pt" fo:language="lv" fo:country="LV" officeooo:rsid="0060adea" style:font-size-asian="12pt" style:font-name-complex="Arial" style:font-size-complex="12pt"/>
    </style:style>
    <style:style style:name="T12" style:family="text">
      <style:text-properties style:use-window-font-color="true" style:font-name="Arial" fo:font-size="12pt" fo:language="lv" fo:country="LV" fo:font-style="italic" officeooo:rsid="0060adea" style:font-size-asian="12pt" style:font-style-asian="italic" style:font-name-complex="Arial" style:font-size-complex="12pt" style:font-style-complex="italic"/>
    </style:style>
    <style:style style:name="T13" style:family="text">
      <style:text-properties style:use-window-font-color="true" style:font-name="Arial" fo:font-size="12pt" fo:font-style="italic" officeooo:rsid="003dab22" style:font-size-asian="12pt" style:font-style-asian="italic" style:font-name-complex="Arial2" style:font-size-complex="12pt" style:font-style-complex="italic"/>
    </style:style>
    <style:style style:name="T14" style:family="text">
      <style:text-properties style:use-window-font-color="true" fo:font-size="12pt" officeooo:rsid="00327a12" style:font-size-asian="12pt" style:font-name-complex="Arial2" style:font-size-complex="12pt"/>
    </style:style>
    <style:style style:name="T15" style:family="text">
      <style:text-properties style:use-window-font-color="true" fo:font-size="12pt" officeooo:rsid="005e93bf" style:font-size-asian="12pt" style:font-name-complex="Arial2" style:font-size-complex="12pt"/>
    </style:style>
    <style:style style:name="T16" style:family="text">
      <style:text-properties style:use-window-font-color="true" fo:font-size="12pt" fo:language="lv" fo:country="LV" officeooo:rsid="005e93bf" style:font-size-asian="12pt" style:font-name-complex="Arial2" style:font-size-complex="12pt"/>
    </style:style>
    <style:style style:name="T17" style:family="text">
      <style:text-properties officeooo:rsid="001d061d"/>
    </style:style>
    <style:style style:name="T18" style:family="text">
      <style:text-properties officeooo:rsid="0022b9e8"/>
    </style:style>
    <style:style style:name="T19" style:family="text">
      <style:text-properties officeooo:rsid="002775de"/>
    </style:style>
    <style:style style:name="T20" style:family="text">
      <style:text-properties officeooo:rsid="002a7d5e"/>
    </style:style>
    <style:style style:name="T21" style:family="text">
      <style:text-properties officeooo:rsid="002b522a"/>
    </style:style>
    <style:style style:name="T22" style:family="text">
      <style:text-properties officeooo:rsid="002ed439"/>
    </style:style>
    <style:style style:name="T23" style:family="text">
      <style:text-properties style:font-name="Arial" officeooo:rsid="002f07f7"/>
    </style:style>
    <style:style style:name="T24" style:family="text">
      <style:text-properties style:font-name="Arial" fo:language="lv" fo:country="LV"/>
    </style:style>
    <style:style style:name="T25" style:family="text">
      <style:text-properties style:font-name="Arial" fo:language="lv" fo:country="LV" officeooo:rsid="002f07f7"/>
    </style:style>
    <style:style style:name="T26" style:family="text">
      <style:text-properties style:font-name="Arial" fo:language="lv" fo:country="LV" officeooo:rsid="005c42bb"/>
    </style:style>
    <style:style style:name="T27" style:family="text">
      <style:text-properties style:font-name="Arial" fo:language="lv" fo:country="LV" officeooo:rsid="002fae57"/>
    </style:style>
    <style:style style:name="T28" style:family="text">
      <style:text-properties style:font-name="Arial" fo:language="lv" fo:country="LV" fo:font-style="italic" officeooo:rsid="002fae57" style:font-style-asian="italic" style:font-style-complex="italic"/>
    </style:style>
    <style:style style:name="T29" style:family="text">
      <style:text-properties style:font-name="Arial" fo:language="lv" fo:country="LV" fo:font-style="italic" officeooo:rsid="002f07f7" style:font-style-asian="italic" style:font-style-complex="italic"/>
    </style:style>
    <style:style style:name="T30" style:family="text">
      <style:text-properties style:font-name="Arial" fo:language="lv" fo:country="LV" fo:font-style="italic" officeooo:rsid="0060adea" style:font-style-asian="italic" style:font-style-complex="italic"/>
    </style:style>
    <style:style style:name="T31" style:family="text">
      <style:text-properties style:font-name="Arial" fo:language="lv" fo:country="LV" officeooo:rsid="0058e3e0"/>
    </style:style>
    <style:style style:name="T32" style:family="text">
      <style:text-properties style:font-name="Arial" fo:language="lv" fo:country="LV" officeooo:rsid="0060adea"/>
    </style:style>
    <style:style style:name="T33" style:family="text">
      <style:text-properties style:font-name="Arial" officeooo:rsid="005c42bb"/>
    </style:style>
    <style:style style:name="T34" style:family="text">
      <style:text-properties officeooo:rsid="00345385"/>
    </style:style>
    <style:style style:name="T35" style:family="text">
      <style:text-properties officeooo:rsid="0036b599"/>
    </style:style>
    <style:style style:name="T36" style:family="text">
      <style:text-properties officeooo:rsid="004f221c"/>
    </style:style>
    <style:style style:name="T37" style:family="text">
      <style:text-properties fo:language="lv" fo:country="LV"/>
    </style:style>
    <style:style style:name="T38" style:family="text">
      <style:text-properties fo:language="lv" fo:country="LV" officeooo:rsid="0055fc37"/>
    </style:style>
    <style:style style:name="T39" style:family="text">
      <style:text-properties fo:language="lv" fo:country="LV" officeooo:rsid="0056856e"/>
    </style:style>
    <style:style style:name="T40" style:family="text">
      <style:text-properties fo:language="lv" fo:country="LV" officeooo:rsid="00579cc8"/>
    </style:style>
    <style:style style:name="T41" style:family="text">
      <style:text-properties fo:language="lv" fo:country="LV" officeooo:rsid="00072241"/>
    </style:style>
    <style:style style:name="T42" style:family="text">
      <style:text-properties fo:language="lv" fo:country="LV" officeooo:rsid="0057b679"/>
    </style:style>
    <style:style style:name="T43" style:family="text">
      <style:text-properties fo:language="lv" fo:country="LV" officeooo:rsid="0058e3e0"/>
    </style:style>
    <style:style style:name="T44" style:family="text">
      <style:text-properties fo:language="lv" fo:country="LV" fo:font-style="italic" style:font-style-asian="italic" style:font-style-complex="italic"/>
    </style:style>
    <style:style style:name="T45" style:family="text">
      <style:text-properties fo:language="lv" fo:country="LV" fo:font-style="italic" officeooo:rsid="005fae1f" style:font-style-asian="italic" style:font-style-complex="italic"/>
    </style:style>
    <style:style style:name="T46" style:family="text">
      <style:text-properties fo:language="lv" fo:country="LV" fo:font-style="italic" officeooo:rsid="005fb3b0" style:font-style-asian="italic" style:font-style-complex="italic"/>
    </style:style>
    <style:style style:name="T47" style:family="text">
      <style:text-properties fo:language="lv" fo:country="LV" officeooo:rsid="0006b0d7"/>
    </style:style>
    <style:style style:name="T48" style:family="text">
      <style:text-properties fo:language="lv" fo:country="LV" officeooo:rsid="000cbfc8"/>
    </style:style>
    <style:style style:name="T49" style:family="text">
      <style:text-properties fo:language="lv" fo:country="LV" officeooo:rsid="005a9e25"/>
    </style:style>
    <style:style style:name="T50" style:family="text">
      <style:text-properties fo:language="lv" fo:country="LV" officeooo:rsid="005c42bb"/>
    </style:style>
    <style:style style:name="T51" style:family="text">
      <style:text-properties fo:language="lv" fo:country="LV" fo:font-style="normal" style:font-style-asian="normal" style:font-style-complex="normal"/>
    </style:style>
    <style:style style:name="T52" style:family="text">
      <style:text-properties fo:language="lv" fo:country="LV" officeooo:rsid="005d8f5c"/>
    </style:style>
    <style:style style:name="T53" style:family="text">
      <style:text-properties fo:language="lv" fo:country="LV" officeooo:rsid="005e93bf"/>
    </style:style>
    <style:style style:name="T54" style:family="text">
      <style:text-properties fo:language="lv" fo:country="LV" officeooo:rsid="0026d5a9"/>
    </style:style>
    <style:style style:name="T55" style:family="text">
      <style:text-properties fo:language="lv" fo:country="LV" officeooo:rsid="005eb4e1"/>
    </style:style>
    <style:style style:name="T56" style:family="text">
      <style:text-properties fo:language="lv" fo:country="LV" officeooo:rsid="005fae1f"/>
    </style:style>
    <style:style style:name="T57" style:family="text">
      <style:text-properties fo:language="lv" fo:country="LV" officeooo:rsid="005fb3b0"/>
    </style:style>
    <style:style style:name="T58" style:family="text">
      <style:text-properties fo:language="lv" fo:country="LV" officeooo:rsid="0060adea"/>
    </style:style>
    <style:style style:name="T59" style:family="text">
      <style:text-properties officeooo:rsid="0056856e"/>
    </style:style>
    <style:style style:name="T60" style:family="text">
      <style:text-properties officeooo:rsid="0058e3e0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officeooo:rsid="005c42bb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05fae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55">9.Tests</text:p>
      <text:list xml:id="list7268447435369400600" text:style-name="L1">
        <text:list-item>
          <text:p text:style-name="P56"><text:s/><text:span text:style-name="T47">Salīdzini</text:span><text:span text:style-name="T37"> aprakstus sarakst</text:span><text:span text:style-name="T47">ā</text:span><text:span text:style-name="T37"> pa kreisi, </text:span><text:span text:style-name="T47">tu</text:span><text:span text:style-name="T48">kša</text:span><text:span text:style-name="T47">jā kolonā norādot</text:span><text:span text:style-name="T37"> pareizo koncepciju no saraksta labajā pusē.</text:span>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5" text:outline-level="1"/>
          </table:table-cell>
          <table:table-cell table:style-name="Table1.A1" office:value-type="string">
            <text:p text:style-name="P18"><text:bookmark text:name="result_box29"/><text:span text:style-name="T37">Funkcija, kas </text:span><text:span text:style-name="T55">pārbaudot</text:span><text:span text:style-name="T37"> testu do</text:span><text:span text:style-name="T56">s</text:span><text:span text:style-name="T37"> negatīvu rezultātu</text:span> </text:p>
          </table:table-cell>
          <table:table-cell table:style-name="Table1.C1" office:value-type="string">
            <text:h text:style-name="P15" text:outline-level="1">a. <text:s/><text:span text:style-name="T17">Assertion</text:span></text:h>
          </table:table-cell>
        </table:table-row>
        <table:table-row table:style-name="Table1.2">
          <table:table-cell table:style-name="Table1.A2" office:value-type="string">
            <text:h text:style-name="P15" text:outline-level="1"/>
          </table:table-cell>
          <table:table-cell table:style-name="Table1.A2" office:value-type="string">
            <text:p text:style-name="P53"><text:bookmark text:name="result_box3"/><text:span text:style-name="T37">Pārbaud</text:span><text:span text:style-name="T56">a</text:span><text:span text:style-name="T37"> </text:span><text:span text:style-name="T56">doto</text:span><text:span text:style-name="T37"> loģisk</text:span><text:span text:style-name="T56">o</text:span><text:span text:style-name="T37"> izteiksm</text:span><text:span text:style-name="T56">i</text:span><text:span text:style-name="T37">. </text:span><text:span text:style-name="T56">Izm</text:span><text:span text:style-name="T37">et kļūdu, ja rezultāts ir nepaties</text:span><text:span text:style-name="T56">s (</text:span><text:span text:style-name="T45">false</text:span><text:span text:style-name="T56">)</text:span><text:span text:style-name="T37">.</text:span> </text:p>
          </table:table-cell>
          <table:table-cell table:style-name="Table1.C2" office:value-type="string">
            <text:h text:style-name="P15" text:outline-level="1">b. <text:span text:style-name="T17">Annotation</text:span></text:h>
          </table:table-cell>
        </table:table-row>
        <table:table-row table:style-name="Table1.3">
          <table:table-cell table:style-name="Table1.A2" office:value-type="string">
            <text:h text:style-name="P15" text:outline-level="1"/>
          </table:table-cell>
          <table:table-cell table:style-name="Table1.A2" office:value-type="string">
            <text:p text:style-name="P53"><text:bookmark text:name="result_box4"/><text:span text:style-name="T37">Testa komplekts, kas tiek </text:span><text:span text:style-name="T56">izpildīts</text:span><text:span text:style-name="T37"> noteiktā secībā.</text:span> </text:p>
          </table:table-cell>
          <table:table-cell table:style-name="Table1.C2" office:value-type="string">
            <text:h text:style-name="P15" text:outline-level="1">c. <text:span text:style-name="T17">TestSuite</text:span></text:h>
          </table:table-cell>
        </table:table-row>
        <table:table-row table:style-name="Table1.4">
          <table:table-cell table:style-name="Table1.A2" office:value-type="string">
            <text:h text:style-name="P15" text:outline-level="1"/>
          </table:table-cell>
          <table:table-cell table:style-name="Table1.A2" office:value-type="string">
            <text:p text:style-name="P53"><text:bookmark text:name="result_box10"/><text:span text:style-name="T37">Papildu informācija par </text:span><text:span text:style-name="T56">funkcionalitāti</text:span><text:span text:style-name="T37"> vai datiem, </text:span><text:span text:style-name="T56">kas tiek</text:span><text:span text:style-name="T37"> </text:span><text:span text:style-name="T56">pierakstīta</text:span><text:span text:style-name="T37"> pēc</text:span> <text:span text:style-name="T56">simbola</text:span><text:span text:style-name="T64"> </text:span>“@” </text:p>
          </table:table-cell>
          <table:table-cell table:style-name="Table1.C2" office:value-type="string">
            <text:h text:style-name="P15" text:outline-level="1">d. <text:span text:style-name="T17">fail()</text:span></text:h>
          </table:table-cell>
        </table:table-row>
      </table:table>
      <text:p text:style-name="P9"/>
      <text:p text:style-name="P10"><text:tab/><text:span text:style-name="T37">Kurš no šiem apgalvojumiem ir patiess/</text:span><text:span text:style-name="T41">nepatiess</text:span><text:span text:style-name="T37">:</text:span> <text:tab/><text:tab/><text:tab/><text:tab/> <text:s text:c="6"/>T/F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01749113151229" text:continue-numbering="true" text:style-name="L1">
              <text:list-item>
                <text:p text:style-name="P21"><text:bookmark text:name="result_box24"/><text:span text:style-name="T37">Testa klasē ar </text:span><text:span text:style-name="T52">vairākām</text:span><text:span text:style-name="T37"> pārbaudes funkcij</text:span><text:span text:style-name="T52">ām</text:span><text:span text:style-name="T37">, funkciju ar </text:span><text:span text:style-name="T52">@</text:span><text:span text:style-name="T37">Before anotācij</text:span><text:span text:style-name="T52">u</text:span><text:span text:style-name="T37"> izmanto tikai vienu reizi, pirms klas</text:span><text:span text:style-name="T52">e</text:span><text:span text:style-name="T37"> s</text:span><text:span text:style-name="T52">ākās.</text:span> </text:p>
              </text:list-item>
            </text:list>
          </table:table-cell>
          <table:table-cell table:style-name="Table2.B1" office:value-type="string">
            <text:list xml:id="list101749113156397" text:continue-numbering="true" text:style-name="L1">
              <text:list-header>
                <text:h text:style-name="P5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1749113164176" text:continue-numbering="true" text:style-name="L1">
              <text:list-item>
                <text:p text:style-name="P22"><text:bookmark text:name="result_box25"/><text:span text:style-name="T37">Funkciju, kas </text:span><text:span text:style-name="T52">izpildās</text:span><text:span text:style-name="T37"> tikai pēc testa funkcij</text:span><text:span text:style-name="T52">as,</text:span><text:span text:style-name="T37"> parasti sauc </text:span><text:span text:style-name="T52">par </text:span><text:span text:style-name="T44">tearDown</text:span><text:span text:style-name="T37">.</text:span> </text:p>
              </text:list-item>
            </text:list>
          </table:table-cell>
          <table:table-cell table:style-name="Table2.B1" office:value-type="string">
            <text:list xml:id="list101749113158333" text:continue-numbering="true" text:style-name="L1">
              <text:list-header>
                <text:h text:style-name="P61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1749113172648" text:continue-numbering="true" text:style-name="L1">
              <text:list-item>
                <text:p text:style-name="P23"><text:bookmark text:name="result_box26"/><text:span text:style-name="T37">Ja jūs </text:span><text:span text:style-name="T56">izķerat</text:span><text:span text:style-name="T37"> </text:span><text:span text:style-name="T44">AssertionFailedException</text:span><text:span text:style-name="T37"> </text:span><text:span text:style-name="T56">tipa </text:span><text:span text:style-name="T53">izņēmum</text:span><text:span text:style-name="T56">us</text:span><text:span text:style-name="T53">, tad t</text:span><text:span text:style-name="T56">ā ir</text:span><text:span text:style-name="T37"> garant</text:span><text:span text:style-name="T56">ija</text:span><text:span text:style-name="T37">, ka testa funkcija visas kļūdas </text:span><text:span text:style-name="T53">atklās.</text:span></text:p>
              </text:list-item>
            </text:list>
          </table:table-cell>
          <table:table-cell table:style-name="Table2.B1" office:value-type="string">
            <text:list xml:id="list101749113171783" text:continue-numbering="true" text:style-name="L1">
              <text:list-header>
                <text:h text:style-name="P61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1749113163831" text:continue-numbering="true" text:style-name="L1">
              <text:list-item>
                <text:h text:style-name="P64" text:outline-level="1"><text:span text:style-name="T14">@ignore </text:span><text:span text:style-name="T16">anotācija</text:span><text:span text:style-name="T37"> tiek izmantot</text:span><text:span text:style-name="T53">a</text:span><text:span text:style-name="T37">, lai programma ignorēt</text:span><text:span text:style-name="T53">u</text:span><text:span text:style-name="T37"> kļūdas, k</text:span><text:span text:style-name="T53">uras</text:span><text:span text:style-name="T37"> </text:span><text:span text:style-name="T57">tās</text:span><text:span text:style-name="T37"> funkci</text:span><text:span text:style-name="T57">onalitāte</text:span><text:span text:style-name="T37"> varētu </text:span><text:span text:style-name="T53">iz</text:span><text:span text:style-name="T37">mest.</text:span></text:h>
              </text:list-item>
            </text:list>
          </table:table-cell>
          <table:table-cell table:style-name="Table2.B4" office:value-type="string">
            <text:list xml:id="list101749123150763" text:continue-numbering="true" text:style-name="L1">
              <text:list-header>
                <text:h text:style-name="P61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1749123162361" text:continue-numbering="true" text:style-name="L1">
              <text:list-item>
                <text:p text:style-name="P22"><text:bookmark text:name="result_box28"/><text:span text:style-name="T37">Ir iespējams palaist vairākas funkcijas pirms katra</text:span><text:span text:style-name="T53">s</text:span><text:span text:style-name="T37"> testa funkcija</text:span><text:span text:style-name="T53">s</text:span><text:span text:style-name="T54">.</text:span></text:p>
              </text:list-item>
            </text:list>
          </table:table-cell>
          <table:table-cell table:style-name="Table2.B4" office:value-type="string">
            <text:list xml:id="list101749123150401" text:continue-numbering="true" text:style-name="L1">
              <text:list-header>
                <text:h text:style-name="P61" text:outline-level="1"/>
              </text:list-header>
            </text:list>
          </table:table-cell>
        </table:table-row>
      </table:table>
      <text:p text:style-name="P9"/>
      <text:list xml:id="list101749123183040" text:continue-numbering="true" text:style-name="L1">
        <text:list-item>
          <text:p text:style-name="P49"><text:bookmark text:name="result_box23"/><text:span text:style-name="T37">Kāds </text:span><text:span text:style-name="T52">ir populārāk</text:span><text:span text:style-name="T57">ās</text:span><text:span text:style-name="T52"> </text:span><text:span text:style-name="T46">logger</text:span><text:span text:style-name="T57"> </text:span><text:span text:style-name="T52">reģistru bibliotēka</text:span><text:span text:style-name="T57">s</text:span><text:span text:style-name="T52"> </text:span><text:span text:style-name="T37">nosaukums</text:span><text:span text:style-name="T52">?</text:span></text:p>
          <text:list>
            <text:list-item>
              <text:h text:style-name="P65" text:outline-level="1">Log4J;</text:h>
            </text:list-item>
            <text:list-item>
              <text:h text:style-name="P66" text:outline-level="1"><text:span text:style-name="T22">x</text:span>logger;</text:h>
            </text:list-item>
            <text:list-item>
              <text:h text:style-name="P66" text:outline-level="1">LogJ;</text:h>
            </text:list-item>
            <text:list-item>
              <text:h text:style-name="P66" text:outline-level="1">Logging.</text:h>
            </text:list-item>
          </text:list>
        </text:list-item>
      </text:list>
      <text:h text:style-name="P13" text:outline-level="1"/>
      <text:list xml:id="list101749123177581" text:continue-numbering="true" text:style-name="L1">
        <text:list-item>
          <text:p text:style-name="P50"><text:span text:style-name="T57">Ar ku</text:span><text:span text:style-name="T50">ru</text:span><text:span text:style-name="T37"> </text:span><text:span text:style-name="T57">no uzskaitītajām </text:span><text:span text:style-name="T37">anotācij</text:span><text:span text:style-name="T57">ām</text:span><text:span text:style-name="T37"> mēs varam nodrošināt </text:span><text:span text:style-name="T50">to</text:span><text:span text:style-name="T37">, ka funkcija darbosies noteiktā </text:span><text:span text:style-name="T57">kārtībā</text:span><text:span text:style-name="T37"> </text:span><text:span text:style-name="T50">uz</text:span><text:span text:style-name="T37"> visām JVMs?</text:span></text:p>
          <text:list>
            <text:list-item>
              <text:h text:style-name="P67" text:outline-level="1"><text:span text:style-name="T19">@</text:span>Normalize;</text:h>
            </text:list-item>
            <text:list-item>
              <text:p text:style-name="P35">@FixMethodOrder (MethodSorters.NAME_ASCENDING);</text:p>
            </text:list-item>
            <text:list-item>
              <text:p text:style-name="P36">@FixMethodOrder (MethodSorters.<text:span text:style-name="T20">JVM</text:span>); </text:p>
            </text:list-item>
            <text:list-item>
              <text:p text:style-name="P37">@FixMethodOrder (MethodSorters.<text:span text:style-name="T21">DEFAULT</text:span>).</text:p>
            </text:list-item>
          </text:list>
        </text:list-item>
      </text:list>
      <text:p text:style-name="P1"/>
      <text:list xml:id="list101749123176277" text:continue-numbering="true" text:style-name="L1">
        <text:list-item>
          <text:p text:style-name="P38"><text:bookmark text:name="result_box19"/><text:span text:style-name="T37">Visefektīvākais veids, kā salīdzināt div</text:span><text:span text:style-name="T50">us masīvus ir</text:span>:</text:p>
          <text:list>
            <text:list-item>
              <text:p text:style-name="P38"><text:span text:style-name="T57">I</text:span><text:span text:style-name="T37">zmantojot </text:span><text:span text:style-name="T44">assertEquals </text:span><text:span text:style-name="T46">s</text:span><text:span text:style-name="T37">ecīgi salīdzin</text:span><text:span text:style-name="T57">ā</text:span><text:span text:style-name="T37">t visus masīva elementus;</text:span> </text:p>
            </text:list-item>
            <text:list-item>
              <text:p text:style-name="P38"><text:bookmark text:name="result_box21"/><text:span text:style-name="T37">Vienkārši salīdzin</text:span><text:span text:style-name="T57">ā</text:span><text:span text:style-name="T37">t masīv</text:span><text:span text:style-name="T50">us</text:span><text:span text:style-name="T37"> ar a</text:span><text:span text:style-name="T51">ssertEquals;</text:span><text:span text:style-name="T63"> </text:span></text:p>
            </text:list-item>
            <text:list-item>
              <text:p text:style-name="P39"><text:span text:style-name="T62">Konvertēt abus masīvus uz </text:span><text:span text:style-name="T61">String</text:span> <text:span text:style-name="T62">un tad salīdzinot</text:span>;</text:p>
            </text:list-item>
            <text:list-item>
              <text:p text:style-name="P40"><text:span text:style-name="T62">Izmantojot</text:span> <text:span text:style-name="T61">assertArrayEquals</text:span>.</text:p>
            </text:list-item>
          </text:list>
        </text:list-item>
      </text:list>
      <text:p text:style-name="P2"><text:soft-page-break/></text:p>
      <text:list xml:id="list101749133158656" text:continue-numbering="true" text:style-name="L1">
        <text:list-item>
          <text:p text:style-name="P20"><text:span text:style-name="T23"><text:s/></text:span><text:span text:style-name="T33">Kura</text:span><text:span text:style-name="T25"> JAVA <text:s/></text:span><text:span text:style-name="T26">valodas īpašība</text:span><text:span text:style-name="T25"> </text:span><text:span text:style-name="T26">at</text:span><text:span text:style-name="T25">ļauj </text:span><text:span text:style-name="T28">Assert.assertEquals</text:span><text:span text:style-name="T27"> </text:span><text:span text:style-name="T26">vietā </text:span><text:span text:style-name="T25">rakstīt </text:span><text:span text:style-name="T29">assertEquals()</text:span><text:span text:style-name="T25">?</text:span></text:p>
          <text:list>
            <text:list-item>
              <text:p text:style-name="P41">Static imports</text:p>
            </text:list-item>
            <text:list-item>
              <text:p text:style-name="P41">Overloading</text:p>
            </text:list-item>
            <text:list-item>
              <text:p text:style-name="P41">Overriding</text:p>
            </text:list-item>
            <text:list-item>
              <text:p text:style-name="P41">Polymorphism</text:p>
            </text:list-item>
          </text:list>
        </text:list-item>
      </text:list>
      <text:p text:style-name="P3"/>
      <text:list xml:id="list101749133155787" text:continue-numbering="true" text:style-name="L1">
        <text:list-item>
          <text:p text:style-name="P57"><text:span text:style-name="T47">Salīdzini</text:span><text:span text:style-name="T37"> aprakstus sarakst</text:span><text:span text:style-name="T47">ā</text:span><text:span text:style-name="T37"> pa kreisi, </text:span><text:span text:style-name="T47">tu</text:span><text:span text:style-name="T48">kša</text:span><text:span text:style-name="T47">jā kolonā norādot</text:span><text:span text:style-name="T37"> pareizo koncepciju no saraksta labajā pusē.</text:span> 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16" text:outline-level="1"/>
          </table:table-cell>
          <table:table-cell table:style-name="Table3.A1" office:value-type="string">
            <text:p text:style-name="P19"><text:bookmark text:name="result_box12"/><text:span text:style-name="T37">Šis modelis tiek izmantots, lai izveidotu objektus ar tādu pašu struktūru, bet atšķirīgu uzvedību.</text:span> </text:p>
          </table:table-cell>
          <table:table-cell table:style-name="Table3.C1" office:value-type="string">
            <text:h text:style-name="P16" text:outline-level="1">a. <text:span text:style-name="T34">Singleton</text:span></text:h>
          </table:table-cell>
        </table:table-row>
        <table:table-row table:style-name="Table3.2">
          <table:table-cell table:style-name="Table3.A2" office:value-type="string">
            <text:h text:style-name="P16" text:outline-level="1"/>
          </table:table-cell>
          <table:table-cell table:style-name="Table3.A2" office:value-type="string">
            <text:p text:style-name="P8"><text:bookmark text:name="result_box13"/><text:span text:style-name="T37">Šis modelis </text:span><text:span text:style-name="T43">nodrošina iespēju </text:span><text:span text:style-name="T49">izmantot objektiem vai radniecīgu objektu grupai vienas un tās pašas </text:span><text:span text:style-name="T37">funkcijas.</text:span></text:p>
          </table:table-cell>
          <table:table-cell table:style-name="Table3.C2" office:value-type="string">
            <text:h text:style-name="P16" text:outline-level="1">b. <text:span text:style-name="T34">Strategy</text:span></text:h>
          </table:table-cell>
        </table:table-row>
        <table:table-row table:style-name="Table3.3">
          <table:table-cell table:style-name="Table3.A2" office:value-type="string">
            <text:h text:style-name="P16" text:outline-level="1"/>
          </table:table-cell>
          <table:table-cell table:style-name="Table3.A2" office:value-type="string">
            <text:p text:style-name="P8"><text:bookmark text:name="result_box14"/><text:span text:style-name="T37">Šis modelis tiek izmantots, lai </text:span><text:span text:style-name="T49">vairākos objektos</text:span><text:span text:style-name="T37"> </text:span><text:span text:style-name="T49">veiktu</text:span><text:span text:style-name="T37"> daž</text:span><text:span text:style-name="T49">a</text:span><text:span text:style-name="T37">s </text:span><text:span text:style-name="T49">darbības</text:span><text:span text:style-name="T37"> pēc tam, kad dažas izmaiņas </text:span><text:span text:style-name="T49">ir </text:span><text:span text:style-name="T37">veiktas galvena</text:span><text:span text:style-name="T49">jā</text:span><text:span text:style-name="T37"> objekt</text:span><text:span text:style-name="T49">ā</text:span><text:span text:style-name="T37">.</text:span> </text:p>
          </table:table-cell>
          <table:table-cell table:style-name="Table3.C2" office:value-type="string">
            <text:h text:style-name="P16" text:outline-level="1">c. <text:span text:style-name="T34">Composite</text:span></text:h>
          </table:table-cell>
        </table:table-row>
        <table:table-row table:style-name="Table3.4">
          <table:table-cell table:style-name="Table3.A2" office:value-type="string">
            <text:h text:style-name="P16" text:outline-level="1"/>
          </table:table-cell>
          <table:table-cell table:style-name="Table3.A2" office:value-type="string">
            <text:p text:style-name="P8"><text:bookmark text:name="result_box15"/><text:span text:style-name="T37">Šis modelis nodrošina, ka būs tikai viens šīs klases </text:span><text:span text:style-name="T49">objekts</text:span><text:span text:style-name="T37">.</text:span> </text:p>
          </table:table-cell>
          <table:table-cell table:style-name="Table3.C2" office:value-type="string">
            <text:h text:style-name="P16" text:outline-level="1">d. <text:span text:style-name="T35">Adapter</text:span></text:h>
          </table:table-cell>
        </table:table-row>
        <table:table-row table:style-name="Table3.5">
          <table:table-cell table:style-name="Table3.A2" office:value-type="string">
            <text:h text:style-name="P16" text:outline-level="1"/>
          </table:table-cell>
          <table:table-cell table:style-name="Table3.A2" office:value-type="string">
            <text:p text:style-name="P8"><text:bookmark text:name="result_box17"/><text:span text:style-name="T37">Šis modelis tiek izmantots, lai savienotu divus interfeisus, kas nav savienojam</text:span><text:span text:style-name="T49">i</text:span>.</text:p>
          </table:table-cell>
          <table:table-cell table:style-name="Table3.C2" office:value-type="string">
            <text:h text:style-name="P17" text:outline-level="1">e. Observer</text:h>
          </table:table-cell>
        </table:table-row>
      </table:table>
      <text:p text:style-name="P4"/>
      <text:list xml:id="list101749143151929" text:continue-numbering="true" text:style-name="L1">
        <text:list-header>
          <text:p text:style-name="P51"><text:span text:style-name="T37">Kurš no šiem apgalvojumiem ir patiess/</text:span><text:span text:style-name="T41">nepatiess</text:span><text:span text:style-name="T37">:</text:span> <text:tab/><text:tab/><text:tab/><text:tab/> <text:s text:c="6"/>T/F</text:p>
        </text:list-header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101749143166446" text:continue-numbering="true" text:style-name="L1">
              <text:list-item>
                <text:p text:style-name="P24"><text:bookmark text:name="result_box8"/><text:span text:style-name="T37">Dizaina modeļi ir implementācij</text:span><text:span text:style-name="T42">as</text:span><text:span text:style-name="T37">, </text:span><text:span text:style-name="T42">kuras </text:span><text:span text:style-name="T58">ir </text:span><text:span text:style-name="T37">gatav</text:span><text:span text:style-name="T42">a</text:span><text:span text:style-name="T37">s izmantošanai.</text:span> </text:p>
              </text:list-item>
            </text:list>
          </table:table-cell>
          <table:table-cell table:style-name="Table4.B1" office:value-type="string">
            <text:list xml:id="list101749143168252" text:continue-numbering="true" text:style-name="L1">
              <text:list-header>
                <text:h text:style-name="P60" text:outline-level="1"/>
              </text:list-header>
            </text:list>
          </table:table-cell>
        </table:table-row>
        <table:table-row table:style-name="Table4.1">
          <table:table-cell table:style-name="Table4.A1" office:value-type="string">
            <text:list xml:id="list101749143175486" text:continue-numbering="true" text:style-name="L1">
              <text:list-item>
                <text:h text:style-name="P63" text:outline-level="1"><text:span text:style-name="T61">Composite</text:span> i<text:span text:style-name="T60">r uzvedības tipa modelis.</text:span></text:h>
              </text:list-item>
            </text:list>
          </table:table-cell>
          <table:table-cell table:style-name="Table4.B1" office:value-type="string">
            <text:list xml:id="list101749143177575" text:continue-numbering="true" text:style-name="L1">
              <text:list-header>
                <text:h text:style-name="P62" text:outline-level="1"/>
              </text:list-header>
            </text:list>
          </table:table-cell>
        </table:table-row>
        <table:table-row table:style-name="Table4.1">
          <table:table-cell table:style-name="Table4.A1" office:value-type="string">
            <text:list xml:id="list101749143160459" text:continue-numbering="true" text:style-name="L1">
              <text:list-item>
                <text:h text:style-name="P58" text:outline-level="1"><text:span text:style-name="T4"><text:s/></text:span><text:bookmark text:name="result_box9"/><text:span text:style-name="T24">Visi izstrādātāji izmantot savu</text:span><text:span text:style-name="T31">s</text:span><text:span text:style-name="T24"> unikālo</text:span><text:span text:style-name="T31">s</text:span><text:span text:style-name="T24"> dizaina modeļus.</text:span></text:h>
              </text:list-item>
            </text:list>
          </table:table-cell>
          <table:table-cell table:style-name="Table4.B1" office:value-type="string">
            <text:list xml:id="list101749143177460" text:continue-numbering="true" text:style-name="L1">
              <text:list-header>
                <text:h text:style-name="P62" text:outline-level="1"/>
              </text:list-header>
            </text:list>
          </table:table-cell>
        </table:table-row>
        <table:table-row table:style-name="Table4.1">
          <table:table-cell table:style-name="Table4.A1" office:value-type="string">
            <text:list xml:id="list101749143151664" text:continue-numbering="true" text:style-name="L1">
              <text:list-item>
                <text:p text:style-name="P25"><text:span text:style-name="T37"><text:s/></text:span><text:span text:style-name="T44">Pacman</text:span><text:span text:style-name="T37"> spēl</text:span><text:span text:style-name="T43">ē </text:span><text:span text:style-name="T37">tiek izmantots </text:span><text:span text:style-name="T43">s</text:span><text:span text:style-name="T37">tratēģija</text:span><text:span text:style-name="T43">s</text:span><text:span text:style-name="T37"> modelis.</text:span> </text:p>
              </text:list-item>
            </text:list>
          </table:table-cell>
          <table:table-cell table:style-name="Table4.B4" office:value-type="string">
            <text:list xml:id="list101749143173960" text:continue-numbering="true" text:style-name="L1">
              <text:list-header>
                <text:h text:style-name="P62" text:outline-level="1"/>
              </text:list-header>
            </text:list>
          </table:table-cell>
        </table:table-row>
        <table:table-row table:style-name="Table4.1">
          <table:table-cell table:style-name="Table4.A1" office:value-type="string">
            <text:list xml:id="list101749143161608" text:continue-numbering="true" text:style-name="L1">
              <text:list-item>
                <text:h text:style-name="P58" text:outline-level="1"><text:span text:style-name="T13">Singleton</text:span><text:span text:style-name="T5"> </text:span><text:span text:style-name="T24">modelis tiek izmantot</text:span><text:span text:style-name="T31">s</text:span><text:span text:style-name="T24">, lai </text:span><text:span text:style-name="T32">izveidotu </text:span><text:span text:style-name="T30">logger</text:span><text:span text:style-name="T24"> </text:span><text:span text:style-name="T31">reģistrus</text:span><text:span text:style-name="T5">.</text:span></text:h>
              </text:list-item>
            </text:list>
          </table:table-cell>
          <table:table-cell table:style-name="Table4.B4" office:value-type="string">
            <text:list xml:id="list101749143154272" text:continue-numbering="true" text:style-name="L1">
              <text:list-header>
                <text:h text:style-name="P62" text:outline-level="1"/>
              </text:list-header>
            </text:list>
          </table:table-cell>
        </table:table-row>
      </table:table>
      <text:p text:style-name="P12"/>
      <text:list xml:id="list101749143164806" text:continue-numbering="true" text:style-name="L1">
        <text:list-item>
          <text:p text:style-name="P43"><text:bookmark text:name="result_box7"/><text:span text:style-name="T9">Jums ir nepieciešams </text:span><text:span text:style-name="T8">programmā realizēt </text:span><text:span text:style-name="T9">GUI interfeisu. </text:span><text:span text:style-name="T10">K</text:span><text:span text:style-name="T9">ad lietotājs uzklikšķina uz ekrāna, programma</text:span><text:span text:style-name="T11">i</text:span><text:span text:style-name="T9"> </text:span><text:span text:style-name="T11">jānosaka</text:span><text:span text:style-name="T9"> š</text:span><text:span text:style-name="T10">ī </text:span><text:span text:style-name="T9">punkta koordinātes un t</text:span><text:span text:style-name="T11">ās</text:span><text:span text:style-name="T9"> </text:span><text:span text:style-name="T11">jā</text:span><text:span text:style-name="T9">izmanto, lai </text:span><text:span text:style-name="T10">ģenerētu</text:span><text:span text:style-name="T9"> </text:span><text:span text:style-name="T10">gadījuma</text:span><text:span text:style-name="T9"> </text:span><text:span text:style-name="T12">link</text:span><text:span text:style-name="T11"> </text:span><text:span text:style-name="T9">saiti un lejupielād</text:span><text:span text:style-name="T10">ētu</text:span><text:span text:style-name="T9"> attēlu no tā</text:span><text:span text:style-name="T10">s</text:span><text:span text:style-name="T9">. Kur</text:span><text:span text:style-name="T10">š</text:span><text:span text:style-name="T9"> </text:span><text:span text:style-name="T10">no modeļiem </text:span><text:span text:style-name="T9">bū</text:span><text:span text:style-name="T10">tu</text:span><text:span text:style-name="T9"> vis</text:span><text:span text:style-name="T10">piemērotākais,</text:span><text:span text:style-name="T9"> </text:span><text:span text:style-name="T10">lai izpildītu šo</text:span><text:span text:style-name="T9"> uzdevum</text:span><text:span text:style-name="T10">u?</text:span><text:span text:style-name="T2"> </text:span></text:p>
          <text:list>
            <text:list-item>
              <text:p text:style-name="P26">Singleton</text:p>
            </text:list-item>
            <text:list-item>
              <text:p text:style-name="P27">Observer</text:p>
            </text:list-item>
            <text:list-item>
              <text:p text:style-name="P27">Adapter</text:p>
            </text:list-item>
            <text:list-item>
              <text:p text:style-name="P27">Strategy</text:p>
            </text:list-item>
          </text:list>
        </text:list-item>
      </text:list>
      <text:p text:style-name="P5"/>
      <text:p text:style-name="P45"><text:span text:style-name="T6"/></text:p>
      <text:list xml:id="list101749153159225" text:continue-numbering="true" text:style-name="L1">
        <text:list-item>
          <text:p text:style-name="P44"><text:bookmark text:name="result_box6"/><text:soft-page-break/><text:span text:style-name="T6">Jums ir nepieciešams </text:span><text:span text:style-name="T8">sastādīt </text:span><text:span text:style-name="T6">programmu, kas </text:span><text:span text:style-name="T8">spētu</text:span><text:span text:style-name="T6"> pār</text:span><text:span text:style-name="T8">saukt vienā un tajā pašā laikā vienu</text:span><text:span text:style-name="T6"> vai vairākus failus. Kur</text:span><text:span text:style-name="T8">š</text:span><text:span text:style-name="T6"> </text:span><text:span text:style-name="T8">no modeļiem b</text:span><text:span text:style-name="T6">ū</text:span><text:span text:style-name="T8">tu</text:span><text:span text:style-name="T6"> vis</text:span><text:span text:style-name="T8">piemērot</text:span><text:span text:style-name="T6">ākais šim nolūkam?</text:span></text:p>
          <text:list>
            <text:list-item>
              <text:p text:style-name="P46"><text:span text:style-name="T3">C</text:span><text:span text:style-name="T1">omposite</text:span></text:p>
            </text:list-item>
            <text:list-item>
              <text:p text:style-name="P28">Adapter</text:p>
            </text:list-item>
            <text:list-item>
              <text:p text:style-name="P28">Singleton</text:p>
            </text:list-item>
            <text:list-item>
              <text:p text:style-name="P28">Strategy</text:p>
            </text:list-item>
          </text:list>
        </text:list-item>
      </text:list>
      <text:p text:style-name="P6"/>
      <text:list xml:id="list101749153172253" text:continue-numbering="true" text:style-name="L1">
        <text:list-item>
          <text:p text:style-name="P47"><text:bookmark text:name="result_box2"/><text:span text:style-name="T6">Kādā situācijā nevajadzētu izmantot dizaina modeļus:</text:span><text:span text:style-name="T1"> </text:span></text:p>
          <text:list>
            <text:list-item>
              <text:p text:style-name="P29"><text:span text:style-name="T39">Kad </text:span><text:span text:style-name="T37">neesat pārliecināts, kā dizaina modelis strādā;</text:span> </text:p>
            </text:list-item>
            <text:list-item>
              <text:p text:style-name="P48"><text:span text:style-name="T7">Kad</text:span><text:span text:style-name="T6"> nepieciešams </text:span><text:span text:style-name="T7">līdz galam īstenot </text:span><text:span text:style-name="T6">pamata programmu;</text:span><text:span text:style-name="T1"> </text:span></text:p>
            </text:list-item>
            <text:list-item>
              <text:p text:style-name="P30"><text:bookmark text:name="result_box5"/><text:span text:style-name="T37">Kad strādājat lielā uzņēmum</text:span><text:span text:style-name="T39">ā</text:span><text:span text:style-name="T37"> un </text:span><text:span text:style-name="T39">šis</text:span><text:span text:style-name="T37"> modelis nav </text:span><text:span text:style-name="T40">kopīgs</text:span><text:span text:style-name="T37">;</text:span> </text:p>
            </text:list-item>
            <text:list-item>
              <text:p text:style-name="P52">Viss iepriekš minētais</text:p>
            </text:list-item>
          </text:list>
        </text:list-item>
      </text:list>
      <text:p text:style-name="P7"/>
      <text:list xml:id="list101749153167015" text:continue-numbering="true" text:style-name="L1">
        <text:list-item>
          <text:p text:style-name="P31"><text:bookmark text:name="result_box"/><text:span text:style-name="T37">Adapter</text:span><text:span text:style-name="T38">i</text:span><text:span text:style-name="T37"> tiek izmantoti</text:span><text:span text:style-name="T36">:</text:span></text:p>
          <text:list>
            <text:list-item>
              <text:p text:style-name="P32"><text:bookmark text:name="result_box1"/><text:span text:style-name="T39">D</text:span><text:span text:style-name="T37">atu </text:span><text:span text:style-name="T39">plūsmu pārveidošanai priekš</text:span><text:span text:style-name="T37"> </text:span><text:span text:style-name="T39">plūsmu </text:span><text:span text:style-name="T37">lasītājiem</text:span>;</text:p>
            </text:list-item>
            <text:list-item>
              <text:p text:style-name="P32"><text:span text:style-name="T59">Reģistra izveidošanai</text:span>;</text:p>
            </text:list-item>
            <text:list-item>
              <text:p text:style-name="P33">Vairāku līdzīgu objektu vadībai;</text:p>
            </text:list-item>
            <text:list-item>
              <text:p text:style-name="P34">Vairāku līdzīgu objektu ar atšķirīgu uzvedību vadībai;</text:p>
            </text:list-item>
          </text:list>
        </text:list-item>
      </text:list>
      <text:p text:style-name="P11"/>
      <text:list xml:id="list101749153160539" text:continue-numbering="true" text:style-name="L1">
        <text:list-item>
          <text:list>
            <text:list-header>
              <text:p text:style-name="P42"/>
            </text:list-header>
          </text:list>
        </text:list-item>
      </text:list>
      <text:p text:style-name="P1"/>
      <text:p text:style-name="P1"/>
      <text:h text:style-name="P13" text:outline-level="1"/>
      <text:h text:style-name="P1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style:contextual-spacing="false" fo:text-indent="-0.025cm" style:auto-text-indent="false" style:page-number="auto" fo:background-color="transparent" style:shadow="none" style:vertical-align="middle">
        <style:tab-stops/>
        <style:background-image/>
      </style:paragraph-properties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Times New Roman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5-03-24T10:17:49.023000000</dc:date>
    <meta:editing-duration>PT5H55M57S</meta:editing-duration>
    <meta:editing-cycles>134</meta:editing-cycles>
    <meta:generator>LibreOffice/4.1.1.2$Windows_x86 LibreOffice_project/7e4286b58adc75a14f6d83f53a03b6c11fa2903</meta:generator>
    <meta:document-statistic meta:table-count="4" meta:image-count="0" meta:object-count="0" meta:page-count="3" meta:paragraph-count="73" meta:word-count="522" meta:character-count="3731" meta:non-whitespace-character-count="3284"/>
  </office:meta>
</office:document-meta>
</file>